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2b9e5e" officeooo:paragraph-rsid="002b9e5e"/>
    </style:style>
    <style:style style:name="P2" style:family="paragraph" style:parent-style-name="List_20_2_20_Cont.">
      <style:text-properties officeooo:rsid="0022ef6c" officeooo:paragraph-rsid="0022ef6c"/>
    </style:style>
    <style:style style:name="P3" style:family="paragraph" style:parent-style-name="Numbering_20_1_20_Cont.">
      <style:text-properties officeooo:rsid="001a5a06" officeooo:paragraph-rsid="001a5a06"/>
    </style:style>
    <style:style style:name="P4" style:family="paragraph" style:parent-style-name="Numbering_20_1_20_Cont.">
      <style:text-properties officeooo:rsid="001a72ea" officeooo:paragraph-rsid="001a72ea"/>
    </style:style>
    <style:style style:name="P5" style:family="paragraph" style:parent-style-name="Numbering_20_1_20_Cont.">
      <style:text-properties officeooo:rsid="001ba000" officeooo:paragraph-rsid="001ba000"/>
    </style:style>
    <style:style style:name="P6" style:family="paragraph" style:parent-style-name="Numbering_20_1_20_Cont.">
      <style:text-properties officeooo:rsid="001beae1" officeooo:paragraph-rsid="001beae1"/>
    </style:style>
    <style:style style:name="P7" style:family="paragraph" style:parent-style-name="Numbering_20_1_20_Cont.">
      <style:text-properties fo:font-weight="bold" officeooo:rsid="001beae1" officeooo:paragraph-rsid="001beae1" style:font-weight-asian="bold" style:font-weight-complex="bold"/>
    </style:style>
    <style:style style:name="P8" style:family="paragraph" style:parent-style-name="Numbering_20_1_20_Cont.">
      <style:text-properties fo:font-weight="bold" officeooo:rsid="001ca260" officeooo:paragraph-rsid="001ca260" style:font-weight-asian="bold" style:font-weight-complex="bold"/>
    </style:style>
    <style:style style:name="P9" style:family="paragraph" style:parent-style-name="Numbering_20_1_20_Cont.">
      <style:text-properties officeooo:rsid="001ca260" officeooo:paragraph-rsid="001ca260"/>
    </style:style>
    <style:style style:name="P10" style:family="paragraph" style:parent-style-name="Numbering_20_1_20_Cont.">
      <style:text-properties officeooo:rsid="00200eb3" officeooo:paragraph-rsid="00200eb3"/>
    </style:style>
    <style:style style:name="P11" style:family="paragraph" style:parent-style-name="Numbering_20_1_20_Cont.">
      <style:text-properties officeooo:paragraph-rsid="00220dd7"/>
    </style:style>
    <style:style style:name="P12" style:family="paragraph" style:parent-style-name="Numbering_20_1_20_Cont.">
      <style:text-properties officeooo:rsid="00220dd7" officeooo:paragraph-rsid="00220dd7"/>
    </style:style>
    <style:style style:name="P13" style:family="paragraph" style:parent-style-name="Numbering_20_1_20_Cont.">
      <style:text-properties officeooo:rsid="0022e760" officeooo:paragraph-rsid="0022e760"/>
    </style:style>
    <style:style style:name="P14" style:family="paragraph" style:parent-style-name="Numbering_20_1_20_Cont.">
      <style:text-properties officeooo:rsid="0022ef6c" officeooo:paragraph-rsid="0022ef6c"/>
    </style:style>
    <style:style style:name="P15" style:family="paragraph" style:parent-style-name="Numbering_20_1_20_Cont.">
      <style:text-properties fo:font-style="normal" officeooo:rsid="00220dd7" officeooo:paragraph-rsid="00220dd7" style:font-style-asian="normal" style:font-style-complex="normal"/>
    </style:style>
    <style:style style:name="P16" style:family="paragraph" style:parent-style-name="List_20_3_20_Cont.">
      <style:paragraph-properties fo:keep-with-next="always">
        <style:tab-stops/>
      </style:paragraph-properties>
      <style:text-properties officeooo:paragraph-rsid="001a5a06"/>
    </style:style>
    <style:style style:name="P17" style:family="paragraph" style:parent-style-name="List_20_2_20_End">
      <style:text-properties officeooo:paragraph-rsid="00334c67"/>
    </style:style>
    <style:style style:name="P18" style:family="paragraph" style:parent-style-name="List_20_2_20_End">
      <style:text-properties officeooo:rsid="00334c67" officeooo:paragraph-rsid="0033df91"/>
    </style:style>
    <style:style style:name="P19" style:family="paragraph" style:parent-style-name="List_20_2_20_End">
      <style:text-properties officeooo:rsid="0033df91" officeooo:paragraph-rsid="0033df91"/>
    </style:style>
    <style:style style:name="P20" style:family="paragraph" style:parent-style-name="Numbering_20_1" style:list-style-name="L1"/>
    <style:style style:name="P21" style:family="paragraph" style:parent-style-name="Numbering_20_1" style:list-style-name="L1">
      <style:text-properties fo:color="#003d73"/>
    </style:style>
    <style:style style:name="P22" style:family="paragraph" style:parent-style-name="List_20_2_20_Cont.">
      <style:text-properties officeooo:paragraph-rsid="0024d57a"/>
    </style:style>
    <style:style style:name="P23" style:family="paragraph" style:parent-style-name="List_20_2">
      <style:paragraph-properties>
        <style:tab-stops/>
      </style:paragraph-properties>
    </style:style>
    <style:style style:name="P24" style:family="paragraph" style:parent-style-name="List_20_3">
      <style:paragraph-properties>
        <style:tab-stops/>
      </style:paragraph-properties>
    </style:style>
    <style:style style:name="P25" style:family="paragraph" style:parent-style-name="List_20_3" style:list-style-name="List_20_3" style:master-page-name="">
      <loext:graphic-properties draw:fill="none"/>
      <style:paragraph-properties fo:margin-left="0.6866in" fo:margin-right="0in" fo:margin-top="0in" fo:margin-bottom="0.0835in" loext:contextual-spacing="false" fo:line-height="120%" fo:text-indent="0in" style:auto-text-indent="false" style:page-number="auto" fo:background-color="transparent">
        <style:tab-stops/>
      </style:paragraph-properties>
    </style:style>
    <style:style style:name="P26" style:family="paragraph" style:parent-style-name="List_20_3" style:master-page-name="">
      <style:paragraph-properties style:page-number="auto" fo:keep-with-next="always">
        <style:tab-stops/>
      </style:paragraph-properties>
    </style:style>
    <style:style style:name="P27" style:family="paragraph" style:parent-style-name="Title">
      <style:text-properties style:font-name="Liberation Serif"/>
    </style:style>
    <style:style style:name="P28" style:family="paragraph" style:parent-style-name="Numbering_20_1_20_End">
      <style:text-properties fo:font-style="normal" officeooo:rsid="0035ff1c" officeooo:paragraph-rsid="002f2b1f" style:font-style-asian="normal" style:font-style-complex="normal"/>
    </style:style>
    <style:style style:name="P29" style:family="paragraph" style:parent-style-name="Numbering_20_1_20_End">
      <style:text-properties officeooo:rsid="0035ff1c" officeooo:paragraph-rsid="00334c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460e3" style:font-style-asian="italic" style:font-style-complex="italic"/>
    </style:style>
    <style:style style:name="T3" style:family="text">
      <style:text-properties fo:font-style="italic" officeooo:rsid="00019365" style:font-style-asian="italic" style:font-style-complex="italic"/>
    </style:style>
    <style:style style:name="T4" style:family="text">
      <style:text-properties fo:font-style="italic" officeooo:rsid="0024d57a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b2139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460e3" style:font-style-asian="normal" style:font-style-complex="normal"/>
    </style:style>
    <style:style style:name="T10" style:family="text">
      <style:text-properties fo:font-style="normal" officeooo:rsid="00019365" style:font-style-asian="normal" style:font-style-complex="normal"/>
    </style:style>
    <style:style style:name="T11" style:family="text">
      <style:text-properties fo:font-style="normal" officeooo:rsid="00082fb2" style:font-style-asian="normal" style:font-style-complex="normal"/>
    </style:style>
    <style:style style:name="T12" style:family="text">
      <style:text-properties fo:font-style="normal" officeooo:rsid="00063bfe" style:font-style-asian="normal" style:font-style-complex="normal"/>
    </style:style>
    <style:style style:name="T13" style:family="text">
      <style:text-properties fo:font-style="normal" officeooo:rsid="00220dd7" style:font-style-asian="normal" style:font-style-complex="normal"/>
    </style:style>
    <style:style style:name="T14" style:family="text">
      <style:text-properties fo:font-style="normal" officeooo:rsid="00200eb3" style:font-style-asian="normal" style:font-style-complex="normal"/>
    </style:style>
    <style:style style:name="T15" style:family="text">
      <style:text-properties fo:font-style="normal" officeooo:rsid="0022e760" style:font-style-asian="normal" style:font-style-complex="normal"/>
    </style:style>
    <style:style style:name="T16" style:family="text">
      <style:text-properties fo:font-style="normal" officeooo:rsid="00334c67" style:font-style-asian="normal" style:font-style-complex="normal"/>
    </style:style>
    <style:style style:name="T17" style:family="text">
      <style:text-properties fo:font-style="normal" officeooo:rsid="0024d57a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460e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de65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e20cf" style:font-style-asian="normal" style:font-weight-asian="normal" style:font-style-complex="normal" style:font-weight-complex="normal"/>
    </style:style>
    <style:style style:name="T23" style:family="text">
      <style:text-properties officeooo:rsid="000b2139"/>
    </style:style>
    <style:style style:name="T24" style:family="text">
      <style:text-properties fo:color="#0d1f63" fo:font-style="normal" style:font-size-asian="12pt" style:font-style-asian="normal" style:font-name-complex="Mangal1" style:font-style-complex="normal"/>
    </style:style>
    <style:style style:name="T25" style:family="text">
      <style:text-properties fo:color="#0d1f63" fo:font-style="normal" officeooo:rsid="000460e3" style:font-size-asian="12pt" style:font-style-asian="normal" style:font-name-complex="Mangal1" style:font-style-complex="normal"/>
    </style:style>
    <style:style style:name="T26" style:family="text">
      <style:text-properties fo:color="#0d1f63" fo:font-style="normal" officeooo:rsid="00019365" style:font-size-asian="12pt" style:font-style-asian="normal" style:font-name-complex="Mangal1" style:font-style-complex="normal"/>
    </style:style>
    <style:style style:name="T27" style:family="text">
      <style:text-properties fo:color="#0d1f63" fo:font-style="italic" style:font-size-asian="12pt" style:font-style-asian="italic" style:font-name-complex="Mangal1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b2139" style:font-weight-asian="bold" style:font-weight-complex="bold"/>
    </style:style>
    <style:style style:name="T30" style:family="text">
      <style:text-properties fo:font-weight="bold" officeooo:rsid="001a72ea" style:font-weight-asian="bold" style:font-weight-complex="bold"/>
    </style:style>
    <style:style style:name="T31" style:family="text">
      <style:text-properties officeooo:rsid="001a72ea"/>
    </style:style>
    <style:style style:name="T32" style:family="text">
      <style:text-properties fo:font-weight="normal" officeooo:rsid="001a72ea" style:font-weight-asian="normal" style:font-weight-complex="normal"/>
    </style:style>
    <style:style style:name="T33" style:family="text">
      <style:text-properties officeooo:rsid="001ba000"/>
    </style:style>
    <style:style style:name="T34" style:family="text">
      <style:text-properties officeooo:rsid="001beae1"/>
    </style:style>
    <style:style style:name="T35" style:family="text">
      <style:text-properties fo:font-variant="normal" fo:text-transform="none" fo:color="#202122" fo:letter-spacing="normal" fo:font-style="normal" style:font-style-asian="normal" style:font-style-complex="normal"/>
    </style:style>
    <style:style style:name="T36" style:family="text">
      <style:text-properties officeooo:rsid="0022ef6c"/>
    </style:style>
    <style:style style:name="T37" style:family="text">
      <style:text-properties officeooo:rsid="0024d57a"/>
    </style:style>
    <style:style style:name="T38" style:family="text">
      <style:text-properties officeooo:rsid="0027b82c"/>
    </style:style>
    <style:style style:name="T39" style:family="text">
      <style:text-properties officeooo:rsid="0033df91"/>
    </style:style>
    <text:list-style style:name="L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Talentos Gallup</text:p>
      <text:p text:style-name="List_20_2_20_End">Las nuevas respuestas están en rojo. </text:p>
      <text:list xml:id="list3437350724" text:style-name="L1">
        <text:list-item>
          <text:p text:style-name="P20">Familiarízate con la descripción de los diferentes talentos que propone Gallup. </text:p>
        </text:list-item>
      </text:list>
      <text:p text:style-name="P3">Talentos: <text:s/>OK, o más bien nos enfocamos en ellos en lo que sigue. <text:line-break/>Dominios: <text:s/>ejecución, influencia, relaciones, <text:span text:style-name="T28">pensamiento estratégico</text:span>. <text:line-break/>Pensamiento estratégico: <text:s/>asimilar y analizar la información que mejora la toma de decisiones. </text:p>
      <text:list xml:id="list621537796" text:style-name="List_20_2">
        <text:list-item>
          <text:p text:style-name="P23">Con base en estas descripciones reflexiona y segmenta:</text:p>
        </text:list-item>
      </text:list>
      <text:list xml:id="list3917850063" text:style-name="List_20_3">
        <text:list-item>
          <text:p text:style-name="P25"><text:span text:style-name="T9">¿Cuáles son tus Talentos Dominantes?</text:span><text:span text:style-name="T2"><text:line-break/></text:span><text:span text:style-name="T9">Un consejo, la lista de</text:span><text:span text:style-name="Strong_20_Emphasis"><text:span text:style-name="T20">l 1</text:span></text:span><text:span text:style-name="T20"> </text:span><text:span text:style-name="T9">al 34 es un </text:span><text:span text:style-name="T3">ranking</text:span><text:span text:style-name="T10"> por nivel de dominio, así que muy </text:span><text:span text:style-name="T26">seguramente</text:span><text:span text:style-name="T10"> tus temas dominantes se encontrarán entre el número 1 y 13 de la lista; <text:s/>para confirmarlo reflexiona si cuando piensas en esos talentos respondes “siempre actúo, pienso, me relaciono o hago las cosas así”. </text:span></text:p>
        </text:list-item>
      </text:list>
      <text:p text:style-name="List_20_3_20_Cont."><text:span text:style-name="T28">Aprendedor, </text:span><text:span text:style-name="T6">intelector</text:span><text:span text:style-name="T28">, restaurador, deliberativo, estratégico.</text:span><text:line-break/><text:span text:style-name="T29">Afinidad, analítico, </text:span><text:span text:style-name="T7">ideador</text:span><text:span text:style-name="T29">,</text:span><text:span text:style-name="T23"> futurista, </text:span><text:span text:style-name="T29">adaptabilidad</text:span><text:span text:style-name="T23">.</text:span></text:p>
      <text:list xml:id="list224760775715603" text:continue-numbering="true" text:style-name="List_20_3">
        <text:list-item>
          <text:p text:style-name="P26">¿Cuáles <text:span text:style-name="T24">son tus Talentos Menores?<text:line-break/>En este cas</text:span><text:span text:style-name="T25">o</text:span><text:span text:style-name="T24"> es muy probable que los talentos menores sean justamente los que se encuentran al final de tu </text:span><text:span text:style-name="T27">ranking</text:span><text:span text:style-name="T24"> y estos</text:span> respondas como “casi nunca actúo, pienso, me relaciono o hago así las cosas”.</text:p>
        </text:list-item>
      </text:list>
      <text:p text:style-name="P16"><text:span text:style-name="T28">Comunicación, sociable, consistente, </text:span><text:span text:style-name="T6">activador</text:span><text:span text:style-name="T28">, </text:span><text:span text:style-name="T6">logrador</text:span><text:span text:style-name="T1"><text:line-break/></text:span><text:span text:style-name="T32">Armonía</text:span><text:span text:style-name="T31">, maximizador, inclusión, </text:span><text:span text:style-name="T30">competitivo, enfoque</text:span><text:span text:style-name="T31">.</text:span> <text:s/></text:p>
      <text:list xml:id="list1925819268" text:style-name="List_20_3">
        <text:list-item>
          <text:p text:style-name="P24"><text:span text:style-name="T8">El resto de los talentos se llaman Talentos de Apoyo. <text:s/>Identíficalos y comprueba si con estos respondes como “</text:span><text:span text:style-name="T12">a</text:span><text:span text:style-name="T8"> veces actúo, pienso, me relaciono o hago así las cosas”</text:span>.</text:p>
        </text:list-item>
      </text:list>
      <text:list xml:id="list224761644068404" text:continue-list="list3437350724" text:style-name="L1">
        <text:list-item>
          <text:p text:style-name="P20"><text:span text:style-name="T8">Ahora lee detenidamente los 5 talentos de la </text:span><text:span text:style-name="T18">Guía del entendimiento de las fortalezas</text:span><text:span text:style-name="T8">, subraya y escribe en el cuadro de abajo una </text:span><text:span text:style-name="T11">f</text:span><text:span text:style-name="T8">rase de la descripción de este talento con la que más te identificas.</text:span></text:p>
        </text:list-item>
      </text:list>
      <text:p text:style-name="P4"><text:span text:style-name="T28">Aprendedor</text:span>: <text:s/>Hacerlo mejor que la vez pasada. <text:s/>Estar completamente informado del tema, o en temas de programación, de las herramientas por utilizar. <text:s/><text:span text:style-name="T33">Intentar revelar los hechos en los que me pude haber equivocado. <text:s/>No intimida la cantidad de información, y generar esquemas de </text:span><text:soft-page-break/><text:span text:style-name="T33">solución de problemas. <text:line-break/>Aprovechar mejor las oportunidades de educación. <text:s/>Involucrarme en cursos y proyectos nuevos. <text:s/>Transmitir temas de computación será un objetivo importante. </text:span></text:p>
      <text:p text:style-name="P5"><text:span text:style-name="T28">Intelector</text:span>: <text:s/>No tanto filosofías o teorías, sino conceptos y sistemas: <text:s/>matemáticos y de programación. <text:s/>Examinar los hechos, datos y secuencias de eventos que precedieron a un evento. <text:s/>Busco palabras precisas que capture el significado de mis ideas… <text:span text:style-name="T34">(</text:span>como hoy cuando con Antonio que no me salía la palabra “pericia” para decirle cómo identificar nuestros procesos<text:span text:style-name="T34">)</text:span>. <text:s/><text:span text:style-name="T34">Sí soy un buen educador. <text:s/><text:line-break/>Tengo interés en escribir más. <text:s/>Ya sea para condensar los pensamientos, o para transmitir conocimientos de programación. <text:s/></text:span></text:p>
      <text:p text:style-name="P6"><text:span text:style-name="T28">Restaurador</text:span>: <text:s/>Se puede hacer cualquier cosa, siempre que me dedique a ello. <text:s/>Tengo la esperanza de minimizar algunas de mis deficiencias. <text:s/><text:span text:style-name="T8">Identifico más como </text:span><text:span text:style-name="T1">Restaurador</text:span><text:span text:style-name="T8"> algunas de las características que se incluyen en </text:span><text:span text:style-name="T1">Aprendedor. </text:span><text:span text:style-name="T8"><text:s/><text:line-break/>Como medida o acciones sugeridas, ya disfruto mucho la programación de computadoras. <text:s/>Celebrar los éxitos será clave. </text:span></text:p>
      <text:p text:style-name="P7"><text:span text:style-name="T8">Deliberativo</text:span><text:span text:style-name="T19">: <text:s/>La vida no es un concurso de popularidad. <text:s/>Siempre intento controlar mis emociones: <text:s/>cauto y reservado. <text:s/>Prefiero mantener los pensamientos para mí mismo. <text:s/>Me gusta la sugerencia de reservar 20 minutos de ordenar proyecto, planificaciones e ideas. <text:s/>Prepararme para explicar la toma de decisiones. </text:span></text:p>
      <text:p text:style-name="P8"><text:span text:style-name="T8">Estratégico</text:span><text:span text:style-name="T19">: <text:s/>Examinar los elementos básicos de ciertos tipos de problema… mmm </text:span><text:span text:style-name="T22">¿axiomas?</text:span><text:span text:style-name="T19"> <text:s/>Llevar los problemas a un planteamiento axiomático, identificando supuestos y elementos de la base. <text:s/>Soy más innovador cuando tengo tiempo para procesar las ideas y las metodologías. Auto-suficiente que prefiero trabajar a solas generando ideas innovadoras. <text:s/></text:span></text:p>
      <text:p text:style-name="P9"><text:span text:style-name="T19">Será clave encontrar grupos -de trabajo principalmente- que faciliten el descubrimiento de estrategias, que aporten a </text:span><text:span text:style-name="T21">la ambientación que fomente el pensamiento estratégico. </text:span></text:p>
      <text:list xml:id="list224760643017770" text:continue-numbering="true" text:style-name="L1">
        <text:list-item>
          <text:p text:style-name="P21">Elige una experiencia que te haya dado una gran satisfacción, escríbela con el mayor detalle e identifica cuáles son los talentos que logras ver. </text:p>
        </text:list-item>
      </text:list>
      <text:p text:style-name="P28">Mph. <text:s/>Después de posponer esta pregunta y acercado el tiempo de entrega, no he tenido experiencias de mucha satisfacción recientemente. </text:p>
      <text:p text:style-name="P29"><text:span text:style-name="T8">La otra experiencia que contaba de mostrar un tablero predictivo al director estuvo buena, aunque no llego a considerarla como satisfactoria </text:span><text:span text:style-name="T1">per se</text:span><text:span text:style-name="T8">. <text:s text:c="2"/></text:span></text:p>
      <text:p text:style-name="P29"><text:soft-page-break/><text:span text:style-name="T8">Mejor incluyamos a la siguiente experiencia de satisfacción en los objetivos de </text:span><text:span text:style-name="T1">coaching </text:span><text:span text:style-name="T8">y profesional. </text:span></text:p>
      <text:list xml:id="list224761465388237" text:continue-numbering="true" text:style-name="L1">
        <text:list-item>
          <text:p text:style-name="P21">Elige 5 de tus talentos que consideras que tienes mayor domino. <text:s/>Escribe la respuesta a cada una de las 4 preguntas de la columna izquierda. </text:p>
        </text:list-item>
      </text:list>
      <text:p text:style-name="P10"><text:span text:style-name="T8">Dos talentos me llaman la atención: <text:s/></text:span><text:span text:style-name="T13">R</text:span><text:span text:style-name="T8">estaurador y </text:span><text:span text:style-name="T13">D</text:span><text:span text:style-name="T8">eliberativo. <text:s/>Me identifico mucho con ellos y desafortunadamente no los logro explotar; <text:s/>todo lo contrario, mi experiencia me hace pensar que estos talentos no son bien valorados en los ambientes donde trabajo. <text:s/></text:span></text:p>
      <text:p text:style-name="P11"><text:span text:style-name="T13">Algo </text:span><text:span text:style-name="T14">interesante es que a medida que leo sobre ellos, me apropi</text:span><text:span text:style-name="T13">o</text:span><text:span text:style-name="T14"> de las potencialidades que conllevan y busco de los otros talentos menores para potencia</text:span><text:span text:style-name="T13">rlos </text:span><text:span text:style-name="T35">⇒ </text:span><text:span text:style-name="T14">comunica</text:span><text:span text:style-name="T13">dor. </text:span></text:p>
      <text:p text:style-name="P15">Mis otros talentos favoritos: <text:s/>Aprendedor, Estratégico*, Analítico. <text:s/></text:p>
      <text:p text:style-name="P12"><text:span text:style-name="T8">(*) El talento Estratégico junto con </text:span><text:span text:style-name="T15">Coordinador (que es intermedio) </text:span><text:span text:style-name="T8">tiene las características de algo que </text:span><text:span text:style-name="T15">quisiera llamar de </text:span><text:span text:style-name="T8">Arquitecto (</text:span><text:span text:style-name="T15">en el contexto de los datos hace más sentido</text:span><text:span text:style-name="T8">). <text:s/></text:span><text:span text:style-name="T15">Implica concebir el esquema general, e identificar todas las relaciones entre las partes. <text:s/>Amo pensar en eso. </text:span></text:p>
      <text:p text:style-name="P13"><text:span text:style-name="T15">L</text:span><text:span text:style-name="T8">as relaciones de estos talentos con los dominios que postula </text:span><text:span text:style-name="T1">Clifton Strengths</text:span><text:span text:style-name="T8"> las dejo para después. </text:span></text:p>
      <text:list xml:id="list224761899035100" text:continue-numbering="true" text:style-name="L1">
        <text:list-item>
          <text:p text:style-name="P21">Ahora reflexiona: <text:s/>¿dónde quieres estar en el futuro? <text:s/>Vete tan adelante como quieras. </text:p>
        </text:list-item>
      </text:list>
      <text:p text:style-name="P13">En el contexto de los talentos quiero maximizar el provecho de Aprendedor y Estratégico, a la vez que haga las paces, o convierta en positivo los talentos de Restaurador y Deliberativo. <text:s/>La presión de desarrollar estos talentos <text:span text:style-name="T36">en el ámbito profesional, me dificulta desarrollarme en el ámbito personal. <text:s/></text:span></text:p>
      <text:p text:style-name="P14">Cuando me veo desarrollado en el futuro, necesariamente veo la integración de estos talentos en ambos ámbitos. <text:s/>Profesionalmente, haciendo proyectos de datos que exploten estas características, y llevándolos a término para que le den valor tanto a la empresa como proyectos individuales que he iniciado. <text:s/>Personalmente, involucrando a amigos en proyectos y familiares en el aprendizaje de las tecnologías que me gustan. </text:p>
      <text:list xml:id="list224761161352901" text:continue-numbering="true" text:style-name="L1">
        <text:list-item>
          <text:p text:style-name="P21">Plantea un objetivo que te gustaría alcanzar poniendo en acción tus talentos. <text:s/>Contesta las siguientes preguntas para ayudarte a definir ese objetivo. </text:p>
        </text:list-item>
      </text:list>
      <text:list xml:id="list224761039997562" text:continue-list="list621537796" text:style-name="List_20_2">
        <text:list-item>
          <text:p text:style-name="List_20_2">¿Cuál es una e<text:span text:style-name="T38">x</text:span>pectativa que tienes de ti mismo en este momento?</text:p>
        </text:list-item>
      </text:list>
      <text:p text:style-name="P17"><text:soft-page-break/>Mi e<text:span text:style-name="T38">x</text:span>pectativa principal es posicionarme en el trabajo de acuerdo a mis talentos. <text:s/>Me refiero a <text:span text:style-name="T1">talentos </text:span><text:span text:style-name="T8">en el sentido general, como los ubicaría antes de hacer la prueba de Gallup. <text:s/></text:span><text:span text:style-name="T16">Poner mis habilidades en práctica significar generar tableros y modelos, y darme a conocer en la empresa en donde estoy. <text:s/>La manera de realizarlo, en esta empresa o en otra, es concluyendo los proyectos que me propongo, y generando resultados visibles y utilizables. </text:span></text:p>
      <text:list xml:id="list224760035131043" text:continue-numbering="true" text:style-name="List_20_2">
        <text:list-item>
          <text:p text:style-name="List_20_2">¿Cuál es el desafío o reto más importante que enfrentas actualmente?</text:p>
        </text:list-item>
      </text:list>
      <text:p text:style-name="P18">Internamente <text:span text:style-name="T39">para </text:span>encender la locomoto<text:span text:style-name="T39">ra requiero de … lo que sea que represente el carbón, que sé que una vez en marcha puedo poner en movimiento y mucho potencial en los proyectos que me llegan.</text:span></text:p>
      <text:p text:style-name="P18"><text:span text:style-name="T39">Externamente, las formalidades de negocio y el compromiso con los tiempos me sacan de equilibrio para generar más resultados. <text:s/>Pero cuando encuentro rachas o menos presión, logro concentrar esfuerzos y avanzar mejor. </text:span></text:p>
      <text:list xml:id="list224760528162300" text:continue-numbering="true" text:style-name="List_20_2">
        <text:list-item>
          <text:p text:style-name="List_20_2">¿Cuál consideras que será tu mayor desafío en el futuro?</text:p>
        </text:list-item>
      </text:list>
      <text:p text:style-name="P19">Encontrar y/o desarrollar un equipo que conozca la ciencia de datos y que sea ágil para cumplir con las exigencias de los negocios.</text:p>
      <text:list xml:id="list224760502022983" text:continue-list="list224761161352901" text:style-name="L1">
        <text:list-item>
          <text:p text:style-name="P20">¿Cuáles son tus objetivos: …?</text:p>
        </text:list-item>
      </text:list>
      <text:list xml:id="list224760090372455" text:continue-list="list224760528162300" text:style-name="List_20_2">
        <text:list-item>
          <text:p text:style-name="List_20_2">personal</text:p>
        </text:list-item>
      </text:list>
      <text:p text:style-name="P2">El objetivo personal de formar una familia lo veo relacionado indirectamente a los talentos sólo como sucesión de los otros desarrollos profesionales. <text:s/>Regresando al talento de Estratégico/Arquitecto, el desarrollo personal es otro de los desarrollos que avanzan en conjunto con logros profesionales y que aportan y se alimentan en conjunto. </text:p>
      <text:list xml:id="list224760324060147" text:continue-numbering="true" text:style-name="List_20_2">
        <text:list-item>
          <text:p text:style-name="List_20_2">profesional, </text:p>
        </text:list-item>
      </text:list>
      <text:p text:style-name="P2">Llevar a término uno o dos modelos <text:span text:style-name="T1">chonchos</text:span> de datos que sirvan a la empresa y se reconozcan como aportadores de valor. <text:s/></text:p>
      <text:p text:style-name="P2">Formar un equipo de datos que <text:span text:style-name="T37">comparta la apreciación de la arquitectura de los datos, y saque provecho generando los modelos que ya hacemos. <text:s/>En este ámbito, me propongo desarrollar una metodología ágil que se acople al ritmo de la empresa, y satisfaga las necesidades operativas de las otras áreas. </text:span></text:p>
      <text:list xml:id="list224760324624781" text:continue-numbering="true" text:style-name="List_20_2">
        <text:list-item>
          <text:p text:style-name="List_20_2"><text:span text:style-name="T8">de c</text:span><text:span text:style-name="T5">oaching. <text:s/></text:span></text:p>
        </text:list-item>
      </text:list>
      <text:p text:style-name="P22"><text:soft-page-break/><text:span text:style-name="T37">Incorporar el talento menor de</text:span><text:span text:style-name="T4"> Comunicador</text:span><text:span text:style-name="T17"> al desarrollo de los otros talentos, y poner en práctica actividades de planeación y escritur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top="0.5in" fo:margin-bottom="0in" loext:contextual-spacing="true"/>
      <style:text-properties fo:color="#00508f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in" fo:margin-bottom="0.0972in" loext:contextual-spacing="false" fo:line-height="120%"/>
      <style:text-properties fo:color="#00508f"/>
    </style:style>
    <style:style style:name="List" style:family="paragraph" style:parent-style-name="Text_20_body" style:class="list">
      <style:paragraph-properties fo:margin-left="0.2in" fo:margin-right="0in" fo:text-indent="-0.2in" style:auto-text-indent="false">
        <style:tab-stops/>
      </style:paragraph-properties>
      <style:text-properties fo:color="#00508f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>
        <style:tab-stops/>
      </style:paragraph-properties>
      <style:text-properties fo:color="#00508f"/>
    </style:style>
    <style:style style:name="Numbering_20_1" style:display-name="Numbering 1" style:family="paragraph" style:parent-style-name="List" style:class="list">
      <loext:graphic-properties draw:fill="none" draw:fill-color="#729fcf"/>
      <style:paragraph-properties fo:margin-left="0.2in" fo:margin-right="0in" fo:margin-top="0.1598in" fo:margin-bottom="0.0799in" loext:contextual-spacing="false" fo:text-indent="0in" style:auto-text-indent="false" fo:background-color="transparent" style:shadow="none">
        <style:tab-stops/>
      </style:paragraph-properties>
      <style:text-properties fo:color="#00508f"/>
    </style:style>
    <style:style style:name="Numbering_20_5_20_Cont." style:display-name="Numbering 5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6598in" fo:margin-right="0in" fo:margin-top="0in" fo:margin-bottom="0.0835in" loext:contextual-spacing="false" fo:line-height="120%" fo:text-indent="-0.1598in" style:auto-text-indent="false">
        <style:tab-stops/>
      </style:paragraph-properties>
      <style:text-properties fo:color="#003d73"/>
    </style:style>
    <style:style style:name="List_20_2_20_Cont." style:display-name="List 2 Cont." style:family="paragraph" style:parent-style-name="List" style:list-style-name="" style:class="list">
      <style:paragraph-properties fo:margin-left="0.5in" fo:margin-right="0in" fo:text-indent="0.1598in" style:auto-text-indent="false"/>
      <style:text-properties fo:color="#006c3b"/>
    </style:style>
    <style:style style:name="Numbering_20_1_20_Cont." style:display-name="Numbering 1 Cont." style:family="paragraph" style:parent-style-name="List" style:list-style-name="" style:class="list">
      <style:paragraph-properties fo:margin-left="0.5in" fo:margin-right="0in" fo:margin-top="0in" fo:margin-bottom="0.0835in" loext:contextual-spacing="false" fo:text-indent="0in" style:auto-text-indent="false"/>
      <style:text-properties fo:color="#006c3b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parent-style-name="Text_20_body" style:class="text">
      <style:paragraph-properties>
        <style:tab-stops>
          <style:tab-stop style:position="0in"/>
        </style:tab-stops>
      </style:paragraph-properties>
    </style:style>
    <style:style style:name="List_20_3" style:display-name="List 3" style:family="paragraph" style:parent-style-name="List" style:list-style-name="List_20_3" style:class="list">
      <style:paragraph-properties fo:margin-left="0.6902in" fo:margin-right="0in" fo:margin-top="0in" fo:margin-bottom="0.0835in" loext:contextual-spacing="false" fo:text-indent="0in" style:auto-text-indent="false">
        <style:tab-stops/>
      </style:paragraph-properties>
      <style:text-properties fo:color="#00508f"/>
    </style:style>
    <style:style style:name="List_20_3_20_Cont." style:display-name="List 3 Cont." style:family="paragraph" style:parent-style-name="List" style:list-style-name="" style:class="list">
      <style:paragraph-properties fo:margin-left="0.6902in" fo:margin-right="0in" fo:margin-top="0in" fo:margin-bottom="0.0835in" loext:contextual-spacing="false" fo:text-indent="0in" style:auto-text-indent="false"/>
      <style:text-properties fo:color="#006c3b"/>
    </style:style>
    <style:style style:name="Title" style:family="paragraph" style:parent-style-name="Heading" style:next-style-name="Text_20_body" style:list-style-name="" style:class="chapter">
      <style:paragraph-properties fo:margin-top="0.1701in" fo:margin-bottom="0.25in" loext:contextual-spacing="false" fo:text-align="center" style:justify-single-word="false" style:shadow="none"/>
      <style:text-properties fo:color="#003d73" fo:font-size="28pt" fo:font-weight="bold" style:font-size-asian="28pt" style:font-weight-asian="bold" style:font-size-complex="28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1_20_End" style:display-name="Numbering 1 End" style:family="paragraph" style:parent-style-name="List" style:next-style-name="Numbering_20_1" style:class="list">
      <style:paragraph-properties fo:margin-left="0.5in" fo:margin-right="0in" fo:margin-top="0in" fo:margin-bottom="0.0799in" loext:contextual-spacing="false" fo:text-indent="0in" style:auto-text-indent="false"/>
      <style:text-properties fo:color="#cf3834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0799in" loext:contextual-spacing="false" fo:text-indent="0.1701in" style:auto-text-indent="false"/>
      <style:text-properties fo:color="#cf3834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b9e5e" officeooo:paragraph-rsid="002b9e5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107" number:language="es" number:country="MX" number:title="User-defined">
      <number:day/>
      <number:text> </number:text>
      <number:month number:style="long" number:textual="true"/>
      <number:text> '</number:text>
      <number:year/>
    </number:date-style>
  </office:automatic-styles>
  <office:master-styles>
    <style:master-page style:name="Standard" style:page-layout-name="Mpm1">
      <style:header>
        <text:p text:style-name="MP1">Diego Villamil</text:p>
        <text:p text:style-name="MP1">CDMX, <text:date style:data-style-name="N10107" text:date-value="2020-06-29T22:47:59.952491959">29 junio '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29T22:47:59.874450932</dc:date>
    <meta:editing-duration>PT7H37M33S</meta:editing-duration>
    <meta:editing-cycles>19</meta:editing-cycles>
    <dc:creator>Diego Villamil</dc:creator>
    <meta:document-statistic meta:table-count="0" meta:image-count="0" meta:object-count="0" meta:page-count="5" meta:paragraph-count="48" meta:word-count="1314" meta:character-count="8496" meta:non-whitespace-character-count="7147"/>
  </office:meta>
</office:document-meta>
</file>